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0eac" officeooo:paragraph-rsid="001787ae" style:font-size-asian="16pt" style:font-size-complex="16pt"/>
    </style:style>
    <style:style style:name="P2" style:family="paragraph" style:parent-style-name="Standard">
      <style:text-properties officeooo:rsid="00190eac" officeooo:paragraph-rsid="001e8c59"/>
    </style:style>
    <style:style style:name="P3" style:family="paragraph" style:parent-style-name="Standard">
      <style:text-properties fo:font-size="12pt" officeooo:rsid="00190eac" officeooo:paragraph-rsid="001e8c59" style:font-size-asian="12pt" style:font-size-complex="12pt"/>
    </style:style>
    <style:style style:name="P4" style:family="paragraph" style:parent-style-name="Standard">
      <style:text-properties fo:font-size="12pt" officeooo:rsid="00190eac" officeooo:paragraph-rsid="002005ec" style:font-size-asian="12pt" style:font-size-complex="12pt"/>
    </style:style>
    <style:style style:name="P5" style:family="paragraph" style:parent-style-name="Standard">
      <style:text-properties fo:font-size="12pt" officeooo:rsid="001bea91" officeooo:paragraph-rsid="001bea91" style:font-size-asian="12pt" style:font-size-complex="12pt"/>
    </style:style>
    <style:style style:name="P6" style:family="paragraph" style:parent-style-name="Standard">
      <style:text-properties fo:font-size="12pt" officeooo:rsid="001e8c59" officeooo:paragraph-rsid="001e8c59" style:font-size-asian="12pt" style:font-size-complex="12pt"/>
    </style:style>
    <style:style style:name="P7" style:family="paragraph" style:parent-style-name="Standard">
      <style:text-properties fo:font-weight="bold" officeooo:rsid="00190eac" officeooo:paragraph-rsid="001e8c59" style:font-weight-asian="bold" style:font-weight-complex="bold"/>
    </style:style>
    <style:style style:name="P8" style:family="paragraph" style:parent-style-name="Standard" style:master-page-name="Standard">
      <style:paragraph-properties style:page-number="auto"/>
      <style:text-properties fo:font-size="16pt" officeooo:paragraph-rsid="001787ae" style:font-size-asian="16pt" style:font-size-complex="16pt"/>
    </style:style>
    <style:style style:name="P9" style:family="paragraph">
      <style:paragraph-properties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 officeooo:rsid="00190eac" style:font-weight-asian="bold" style:font-weight-complex="bold"/>
    </style:style>
    <style:style style:name="T2" style:family="text">
      <style:text-properties fo:font-weight="bold" officeooo:rsid="001aeb78" style:font-weight-asian="bold" style:font-weight-complex="bold"/>
    </style:style>
    <style:style style:name="T3" style:family="text">
      <style:text-properties fo:font-weight="bold" officeooo:rsid="001787ae" style:font-weight-asian="bold" style:font-weight-complex="bold"/>
    </style:style>
    <style:style style:name="T4" style:family="text">
      <style:text-properties officeooo:rsid="00190eac"/>
    </style:style>
    <style:style style:name="T5" style:family="text">
      <style:text-properties officeooo:rsid="001787ae"/>
    </style:style>
    <style:style style:name="T6" style:family="text">
      <style:text-properties officeooo:rsid="00180492"/>
    </style:style>
    <style:style style:name="T7" style:family="text">
      <style:text-properties officeooo:rsid="001e8c59"/>
    </style:style>
    <style:style style:name="T8" style:family="text">
      <style:text-properties officeooo:rsid="001aa135"/>
    </style:style>
    <style:style style:name="T9" style:family="text">
      <style:text-properties officeooo:rsid="00220d54"/>
    </style:style>
    <style:style style:name="T10" style:family="text">
      <style:text-properties officeooo:rsid="0025f07b"/>
    </style:style>
    <style:style style:name="T11" style:family="text">
      <style:text-properties style:text-position="super 58%" officeooo:rsid="0025f07b"/>
    </style:style>
    <style:style style:name="T12" style:family="text">
      <style:text-properties style:text-position="0% 100%"/>
    </style:style>
    <style:style style:name="T1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ffffff" fo:min-height="1.0374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3256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oncurrency Control </text:span><text:span text:style-name="T2">T</text:span><text:span text:style-name="T1">est </text:span><text:span text:style-name="T3">3</text:span><text:span text:style-name="T1">:</text:span><text:span text:style-name="T4"> </text:span></text:p>
      <text:p text:style-name="P1"><text:span text:style-name="T5">Course Skill Addition</text:span></text:p>
      <text:p text:style-name="P1"/>
      <text:p text:style-name="P4">In this test, <text:span text:style-name="T6">our subject is checking her skills to see why she doesn't qualify for a position. <text:s/>She discovers that she is missing some skills because she failed to add a course she attended. <text:s/>Now we want to add this course to a her course history. <text:s/>In doing so, we need to update the person to possess the skills that the course provides. <text:s/>These two steps should be considered a part of a single transaction. <text:s/>Now imagine that the transaction freezes in the middle. <text:s/>In the meantime, another process decides to change the set of skills that a course provides. <text:s/>How many skills should be added to the person?</text:span></text:p>
      <text:p text:style-name="P4"/>
      <text:p text:style-name="P4"><text:span text:style-name="T6">Supposed we take our registration process very seriously. <text:s/>So we would like our database to add skills to the user based on their expectations. <text:s/>We wouldn't, for instance, want users to be registering for courses they don't need. <text:s/>This would require that our transaction does not include any unexpected skills after it unfreezes. <text:s/></text:span></text:p>
      <text:p text:style-name="P5"/>
      <text:p text:style-name="P6"><text:span text:style-name="T5">T</text:span>he test proceeds as follows.</text:p>
      <text:p text:style-name="P6"/>
      <text:p text:style-name="P7">Replication:</text:p>
      <text:p text:style-name="P2"><draw:frame draw:style-name="fr1" draw:name="Frame1" text:anchor-type="paragraph" svg:x="3.9984in" svg:y="0.1898in" svg:width="3.1374in" draw:z-index="0"><draw:text-box fo:min-height="1.5063in"><text:p text:style-name="Drawing"><draw:frame text:anchor-type="paragraph" draw:z-index="1" draw:style-name="gr1" draw:text-style-name="P10" svg:width="3.1358in" svg:height="1.6622in" svg:x="0.0016in" svg:y="0.0016in"><draw:text-box><text:p text:style-name="P9"><text:span text:style-name="T13">Adding a sample person...</text:span></text:p><text:p text:style-name="P9"><text:span text:style-name="T13">Adding a course to test...</text:span></text:p><text:p text:style-name="P9"><text:span text:style-name="T13">Giving the course some skills...</text:span></text:p><text:p text:style-name="P9"><text:span text:style-name="T13">Adding a sample course and section...</text:span></text:p><text:p text:style-name="P9"><text:span text:style-name="T13">Now running the test.</text:span></text:p><text:p text:style-name="P9"><text:span text:style-name="T13">Reading skills for person</text:span></text:p><text:p text:style-name="P9"><text:span text:style-name="T13">Press any key to continue.</text:span></text:p></draw:text-box></draw:frame>Drawing <text:sequence text:ref-name="refDrawing0" text:name="Drawing" text:formula="ooow:Drawing+1" style:num-format="1">1</text:sequence>: step 1</text:p></draw:text-box></draw:frame></text:p>
      <text:p text:style-name="P2">1. <text:s/>Run <text:span text:style-name="T7">AddCourseTest</text:span>.jav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2" text:anchor-type="paragraph" svg:x="3.9882in" svg:y="0.0311in" svg:width="3.1374in" draw:z-index="2"><draw:text-box fo:min-height="1.1445in"><text:p text:style-name="Drawing"><draw:frame text:anchor-type="paragraph" draw:z-index="3" draw:style-name="gr2" draw:text-style-name="P10" svg:width="3.1358in" svg:height="1.0315in" svg:x="0.0016in" svg:y="0.0016in"><draw:text-box><text:p text:style-name="P9"><text:span text:style-name="T13">### Updating the skills provided by a course.</text:span></text:p><text:p text:style-name="P9"><text:span text:style-name="T13">###Adding skills to course: 1</text:span></text:p><text:p text:style-name="P9"><text:span text:style-name="T13">###Inserted Correctly!</text:span></text:p></draw:text-box></draw:frame>Drawing <text:sequence text:ref-name="refDrawing1" text:name="Drawing" text:formula="ooow:Drawing+1" style:num-format="1">2</text:sequence>: step <text:span text:style-name="T8">2</text:span></text:p></draw:text-box></draw:frame>2. <text:s/>When the process pauses for a key press, run <text:span text:style-name="T9">UpdateCourseSkillsTest</text:span>.java.</text:p>
      <text:p text:style-name="P2"/>
      <text:p text:style-name="P2"/>
      <text:p text:style-name="P2"/>
      <text:p text:style-name="P2"/>
      <text:p text:style-name="P2"><text:s/></text:p>
      <text:p text:style-name="P2"><draw:frame draw:style-name="fr1" draw:name="Frame3" text:anchor-type="paragraph" svg:x="3.9882in" svg:y="0.0311in" svg:width="3.1374in" draw:z-index="4"><draw:text-box fo:min-height="1.1445in"><text:p text:style-name="Drawing"><draw:frame text:anchor-type="paragraph" draw:z-index="5" draw:style-name="gr2" draw:text-style-name="P10" svg:width="3.1358in" svg:height="1.5043in" svg:x="0.0016in" svg:y="0.0016in"><draw:text-box><text:p text:style-name="P9"><text:span text:style-name="T13">Adding a course to a person</text:span></text:p><text:p text:style-name="P9"><text:span text:style-name="T13">Person added to course: 1</text:span></text:p><text:p text:style-name="P9"><text:span text:style-name="T13">Adding the relevant skills to the person.</text:span></text:p><text:p text:style-name="P9"><text:span text:style-name="T13">Skills added to person: 3</text:span></text:p><text:p text:style-name="P9"><text:span text:style-name="T13">Committing...</text:span></text:p><text:p text:style-name="P9"><text:span text:style-name="T13">Finished cleaning up</text:span></text:p></draw:text-box></draw:frame>Drawing <text:sequence text:ref-name="refDrawing2" text:name="Drawing" text:formula="ooow:Drawing+1" style:num-format="1">3</text:sequence>: step <text:span text:style-name="T8">3</text:span></text:p></draw:text-box></draw:frame>3. <text:s/>When <text:span text:style-name="T10">UpdateCourseSkillsTest</text:span> finishes, return to the <text:span text:style-name="T10">AddCourseTest</text:span> console and press enter. <text:s/>The <text:span text:style-name="T10">process should proceed, but only enter 3 skills to the person, ignoring the 4</text:span><text:span text:style-name="T11">th</text:span><text:span text:style-name="T10"> skill added by UpdateCourseSkillsTest</text:span>.</text:p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3:12:23.688000000</meta:creation-date>
    <dc:date>2013-12-04T23:43:59.982000000</dc:date>
    <meta:editing-duration>PT26M17S</meta:editing-duration>
    <meta:editing-cycles>16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13" meta:word-count="233" meta:character-count="1402" meta:non-whitespace-character-count="1163"/>
  </office:meta>
</office:document-meta>
</file>